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8958in" fo:margin-left="0.0125in" fo:margin-right="-0.0028in" table:align="margins"/>
    </style:style>
    <style:style style:name="តារាង1.A" style:family="table-column">
      <style:table-column-properties style:column-width="0.6in" style:rel-column-width="3609*"/>
    </style:style>
    <style:style style:name="តារាង1.B" style:family="table-column">
      <style:table-column-properties style:column-width="1.0549in" style:rel-column-width="6346*"/>
    </style:style>
    <style:style style:name="តារាង1.C" style:family="table-column">
      <style:table-column-properties style:column-width="0.4368in" style:rel-column-width="2628*"/>
    </style:style>
    <style:style style:name="តារាង1.D" style:family="table-column">
      <style:table-column-properties style:column-width="0.9069in" style:rel-column-width="5456*"/>
    </style:style>
    <style:style style:name="តារាង1.E" style:family="table-column">
      <style:table-column-properties style:column-width="0.5924in" style:rel-column-width="3564*"/>
    </style:style>
    <style:style style:name="តារាង1.F" style:family="table-column">
      <style:table-column-properties style:column-width="0.9479in" style:rel-column-width="5703*"/>
    </style:style>
    <style:style style:name="តារាង1.G" style:family="table-column">
      <style:table-column-properties style:column-width="4.1479in" style:rel-column-width="24948*"/>
    </style:style>
    <style:style style:name="តារាង1.H" style:family="table-column">
      <style:table-column-properties style:column-width="1.1389in" style:rel-column-width="6852*"/>
    </style:style>
    <style:style style:name="តារាង1.I" style:family="table-column">
      <style:table-column-properties style:column-width="1.0688in" style:rel-column-width="6429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fo:background-color="transparent" style:font-size-asian="11pt" style:font-style-asian="normal" style:font-weight-asian="normal" style:font-name-complex="Khmer OS" style:font-size-complex="11pt" style:font-style-complex="normal" style:font-weight-complex="normal" style:text-scale="99%"/>
    </style:style>
    <style:style style:name="P6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T1" style:family="text"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2">សូរ​ប្រកប</text:p>
          </table:table-cell>
          <table:table-cell table:style-name="តារាង1.A1" office:value-type="string">
            <text:p text:style-name="P2">មក​ពី</text:p>
          </table:table-cell>
          <table:table-cell table:style-name="តារាង1.A1" office:value-type="string">
            <text:p text:style-name="P2">ថ្នាក់</text:p>
          </table:table-cell>
          <table:table-cell table:style-name="តារាង1.A1" office:value-type="string">
            <text:p text:style-name="P2">សេចក្តី​ពន្យល់</text:p>
          </table:table-cell>
          <table:table-cell table:style-name="តារាង1.A1" office:value-type="string">
            <text:p text:style-name="P2">របៀប​សរសេរ​ផ្សេង</text:p>
          </table:table-cell>
          <table:table-cell table:style-name="តារាង1.I1" office:value-type="string">
            <text:p text:style-name="P2"/>
            <text:p text:style-name="P2">ពាក្យ​ផ្សំ</text:p>
            <text:p text:style-name="P2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6">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7">ព្យញ្ជនៈ​ទី ២ ក្នុង​វគ្គ​ទី ៣ ជា​មុទ្ធជៈ មាន​សំឡេង​កើត​ក្នុង​ក្បាល គឺ​មាន​សំឡេង​លាន់​ឮ​ទៅ​ខាង​ក្បាល ផ្សេង​ពី​សំឡេង ថ <text:s/>ទន្តជៈ ដែល​ឮ​សូរ​ចេញ​ត្រង់​ប្រទល់​ធ្មេញ, សំ. បា. ថា ដ្ហៈ <text:s/>ឬ ត្ហ៎ៈ <text:s/>សូរ​ជា​មុទ្ធជៈ, ផ្សេង​គ្នា​ពី ត្ហៈ <text:s/>ទន្តជៈ, ជា​ធនិត​អឃោសៈ, ខាង សំ. បា. អ. ថ. ដៈ ដ្ហៈ <text:s/>ឬ ត៎ៈ ត្ហ៎ៈ <text:s/>(បើក​មាត់​រលាស់​ចុង​អណ្ដាត​ទៅ​ខាង​លើ, កុំ​ឲ្យ​ដូច តៈ ត្ហៈ <text:s/>ដែល​រលាស់​ចុង​អណ្ដាត​ឲ្យ​រៈ​ត្រង់​ប្រទល់​ធ្មេញ) ។ ប៉ុន្ដែ​ខាង​ភាសា​ខ្មែរ​យើង អាន ឮ <text:s/>ឋ ថ <text:s/>ដូច​ជា​គ្នា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3">៤០៧៤</text:p>
          </table:table-cell>
          <table:table-cell table:style-name="តារាង1.A2" office:value-type="string">
            <text:p text:style-name="P6">ឋបន​កម្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ៈ-ប៉ៈ-ន៉ៈ-កាំ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7">កម្ម​គឺ​ការ​តម្កល់​ទុក​នូវ​អ្វី​ៗ; អំពី​ដែល​គេ​រៀប​ចំ​តាក់តែង​ឡើង, ការ​ធ្វើ​អ្វី​មួយ​ឲ្យ​កើត​ឡើង​ហើយ​តម្កល់​តាំង​ទុក​ឲ្យ​បាន​ឋិត​ថេរ​ត​ទៅ : ឋបនកម្ម​នៃ​យន្ដ​តម្បាញ គេ​បាន​ធ្វើ​រួច​ស្រេច​ហ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៤០៧៥</text:p>
          </table:table-cell>
          <table:table-cell table:style-name="តារាង1.A2" office:value-type="string">
            <text:p text:style-name="P6">ឋបនាកា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ៈប៉ៈន៉ាកា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បនាការ) ការ​ដែល​ឋិត, ដែល​តាំង, ដែល​តម្កល់​នៅ : ឋបនការ​រោង​ចក្រ​ចម្រាញ់​ប្រេង​កាត​នៅ​ក្រុង​ព្រះ​សីហនុ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៧៦</text:p>
          </table:table-cell>
          <table:table-cell table:style-name="តារាង1.A2" office:value-type="string">
            <text:p text:style-name="P6">ឋបនីយ​ភណ្ឌ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ៈ ប៉ៈ ណី យ៉ៈ ភ័ន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បនីយកាណ្ឌ) របស់, ទ្រព្យ ដែល​គួរ​តម្កល់​ទុក, គួរ​តាំង​ទុក, ដែល​ត្រូវ​ទុក​ដាក់ : គ្រឿង​ចក្រ​ទាំង​នេះ​ជា​ឋបនីយភណ្ឌ ត្រូវ​ទុក​ដាក់​ឲ្យ​ល្អ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៧៧</text:p>
          </table:table-cell>
          <table:table-cell table:style-name="តារាង1.A2" office:value-type="string">
            <text:p text:style-name="P6">ឋបនីយ​វត្ថុ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ៈ ប៉ៈ ណី យ៉ៈ វ័ត-ថុ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បនីយវស្តុ) វត្ថុ​ដែល​គួរ​តាំង​ទុក, ដែល​ត្រូវ​តម្កល់​ទុក : ចុះ​ក្នុង​រោង​ចក្រ​យើង​មាន​ឋបនីយវត្ថុ​គ្រប់​គ្រាន់​ទេ ?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៧៨</text:p>
          </table:table-cell>
          <table:table-cell table:style-name="តារាង1.A2" office:value-type="string">
            <text:p text:style-name="P6">ឋបនោកា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កន្លែង​ទំនេរ​សម្រាប់​ដាក់, សម្រាប់​ទុក​របស់​ផ្សេង​ៗ : ទី​ចង្អៀត​ណាស់ ឥត​មាន​ឋបនោកាស​ទេ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៧៩</text:p>
          </table:table-cell>
          <table:table-cell table:style-name="តារាង1.A2" office:value-type="string">
            <text:p text:style-name="P6">ឋបនោប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ឧបាយ, គំនិត, ចេះ​ទុក ចេះ​ដាក់... : មាន​ឋបនោបាយ​ល្អ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៨០</text:p>
          </table:table-cell>
          <table:table-cell table:style-name="តារាង1.A2" office:value-type="string">
            <text:p text:style-name="P6">ឋា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; សំ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5">(ស្ថាន) ទី, កន្លែង, តំបន់, ប្រទេស, ទី​តាំង, ទី​តម្កល់ ។ល។ : ឋាន​មនុស្ស, ឋាន​សួគ៌, ឋាន​ព្រហ្ម; នៅ​ឋាន​ណា ? មក​ពី​ឋាន​ណា ? ។ តួ​ផ្ទៃ​រាប​ដែល​លាប​ថ្នាំ​ឆ្លាស់​ពណ៌ : ឋាន​ស, ឋាន​លឿង...។ តួ​ផ្ទៃ​គ្រឿង​រចនា ត្រង់​ដែល​រាប ដែល​រលីង : ក្រោម​ក្បាច់​ត្របក​ឈូក ត្រូវ​ទុក​ឲ្យ​មាន​ឋាន​ទំហំ ៤ ឆ្នា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5">ឋាន​មនុស្ស ឋាន​សួគ៌</text:p>
            <text:p text:style-name="P5">ឋាន​ព្រហ្ម</text:p>
          </table:table-cell>
        </table:table-row>
        <table:table-row>
          <table:table-cell table:style-name="តារាង1.A2" office:value-type="string">
            <text:p text:style-name="P3">៤០៨១</text:p>
          </table:table-cell>
          <table:table-cell table:style-name="តារាង1.A2" office:value-type="string">
            <text:p text:style-name="P6">ឋាន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ន៉ៈ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ឋាន; ស្ថាន) ហេតុ, ដំណើរ, ទំនង : សេចក្ដី​នេះ​មាន​ឋានៈ​គួរ​ឲ្យ​ជឿ​បាន ។ ងារ, មុខងារ, ថ្នាក់​ងារ, ថ្នាក់​ស័ក្តិយស : លោក​មាន​ឋានៈ​ជា​អ្វី ? --មាន​ឋានៈ​ជា​រដ្ឋលេខាធិការ​ក្រសួង​សង្គម​កិច្ច; គួរ​កុំ​ប្រកាន់​ឋានៈ​ពេក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៨២</text:p>
          </table:table-cell>
          <table:table-cell table:style-name="តារាង1.A2" office:value-type="string">
            <text:p text:style-name="P6">ឋានន្ត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ាន៉ន់-តៈ រ៉ៈ ឬ ឋាន៉ន់ - ដ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លំដាប់​នៃ​ទី, មុខងារ, ងារ, ថ្នាក់​ងារ, ថ្នាក់​ស័ក្តិយស : លោក​មាន​ឋានន្តរ​ជា​អ្វី ? --ឋានន្តរ​ជា​អភិបាល​ស្រុក, ឋានន្តរ​ជា​ព្រះ​ចម្រើន​សម្បត្តិ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៨៣</text:p>
          </table:table-cell>
          <table:table-cell table:style-name="តារាង1.A2" office:value-type="string">
            <text:p text:style-name="P6">ឋានន្តរ​សក្តិ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ាន៉ន់តៈ រ៉ៈ-ស័ក</text:p>
          </table:table-cell>
          <table:table-cell table:style-name="តារាង1.D2" office:value-type="string">
            <text:p text:style-name="P3"><text:span text:style-name="T1">សំ.; </text:span>បា. <text:s text:c="2"/>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ានន្តរ + សក្តិ) អំណាច​តាម​មុខងារ, បណ្ដា​ស័ក្តិ​ធំ​តូច​តាម​មុខងារ : អង្គុយ​តាម​ឋានន្តរ​ស័ក្តិ (ម. ព. សក្តិ <text:s/>ឬ ស័ក្តិ <text:s/>ផង) ។ </text:p>
          </table:table-cell>
          <table:table-cell table:style-name="តារាង1.D2" office:value-type="string">
            <text:p text:style-name="P3">--ស័ក្ដិ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៨៤</text:p>
          </table:table-cell>
          <table:table-cell table:style-name="តារាង1.A2" office:value-type="string">
            <text:p text:style-name="P6">ឋានបទ្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ាន៉ៈបត់</text:p>
          </table:table-cell>
          <table:table-cell table:style-name="តារាង1.D2" office:value-type="string">
            <text:p text:style-name="P3">បា.; សំ. <text:s/>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ឋាន + បទុម; ស្ថាន “ទី, ទី​តម្កល់ + បទ្ម <text:s/>“ឈូក”) ពាក្យ​នេះ​ខ្មែរ​យើង​ពី​បុរាណ ប្រើ​ជា​ឈ្មោះ​ក្បាច់​ត្របក​ឈូក​ផ្កាប់​ផ្ងារ ដែល​រចនា​ធ្វើ​ជា​ជើង​, ជា​ទ្រនាប់ ទ្រ​ព្រះ​ពុទ្ធ​រូប​ឬ​ទេវរូប; ត្របក​ឈូក​ដែល​សំយុង​ចុះ​មក​ក្រោម ហៅ​ថា ឈូក​ផ្កាប់; ដែល​ផ្ងារ​ឡើង <text:s/>ហៅ​ថា <text:s/>ឈូក​ផ្ងារ; ទោះ​មាន​តែ​ឈូក​ផ្កាប់ ឬ​មាន​តែ​ឈូក​ផ្ងារ​ក្ដី​ ឬ​ក៏​មាន​គ្រប់​ទាំង​ផ្កាប់​ទាំង​ផ្ងារ​ក្ដី ហៅ​ថា <text:s/>ឋានបទ្ម <text:s/>បាន​ដូច​គ្នា : ឋានបទ្ម​ទ្រ​ព្រះ​ពុទ្ធ​រូប, ឋានបទ្ម​ទេវរូប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៨៥</text:p>
          </table:table-cell>
          <table:table-cell table:style-name="តារាង1.A2" office:value-type="string">
            <text:p text:style-name="P6">ឋានប្បភេទ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ាន៉ាប់-ប៉ៈ ភេត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ាន​ប្រភេទ) សេចក្ដី​ផ្សេង​នៃ​ទី, នៃ​ហេតុ, នៃ​ដំណើរ; ការ​ចែក, បំបែក​ហេតុ​ឬ​ដំណើរ រាប់​ជា​ចំនួន​ប៉ុណ្ណេះ​ប៉ុណ្ណោះ : ធម៌​នេះ​មាន​ឋានប្បភេទ ១០ យ៉ា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៨៦</text:p>
          </table:table-cell>
          <table:table-cell table:style-name="តារាង1.A2" office:value-type="string">
            <text:p text:style-name="P6">ឋានភាព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ាន៉ៈភាប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ភាព​នៃ​ឋានៈ, ដំណើរ​ទំនង, លក្ខណៈ, ជាន់​ថ្នាក់ : ជន​នោះ​មាន​ឋានភាព​ខ្ពង់ខ្ពស់, ឋានភាព​នៃ​គ្រួសារ, ឋានភាព​នៃ​ជីវិ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៨៧</text:p>
          </table:table-cell>
          <table:table-cell table:style-name="តារាង1.A2" office:value-type="string">
            <text:p text:style-name="P6">ឋានានុក្រ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ា ន៉ា នុ ក្រំ</text:p>
          </table:table-cell>
          <table:table-cell table:style-name="តារាង1.D2" office:value-type="string">
            <text:p text:style-name="P3">បា.; សំ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ឋាន + អនុក្កម &gt; ឋានានុក្កម; ស្ថាន + អនុក្រម &gt; ស្ថានានុក្រម) លំដាប់​ឬ​របៀប នៃ​ទី, នៃ​ងារ, នៃ​មុខងារ, នៃ​ស័ក្តិយស ។ ក្នុង​កម្ពុជ​ប្រទេស​យើង ប្រើ​ពាក្យ​នេះ​ជា​តំណែង​នៃ​សមណ​ស័ក្តិ​ថ្នាក់​តូច​ជាង​ទី​រាជា​គណៈ តាម​លំដាប់​ចុះ​មក : និមន្ត​ព្រះ​ភិក្ខុ​សង្ឃ​រាជា​គណៈ ឋានានុក្រម ២០ រូប​ចម្រើន​ព្រះ​បរិត្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៨៨</text:p>
          </table:table-cell>
          <table:table-cell table:style-name="តារាង1.A2" office:value-type="string">
            <text:p text:style-name="P6">ឋានានុរូ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ឋាន៉ា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 ឬ ន.</text:p>
          </table:table-cell>
          <table:table-cell table:style-name="តារាង1.D2" office:value-type="string">
            <text:p text:style-name="P4">(ស្ថានានុរូប) ដែល​សម​គួរ​តាម​ទី, តាម​មុខងារ...; ដំណើរ​សម​គួរ​ល្មម​តាម​ទី, តាម​ជាន់​ថ្នាក់ : ប្រព្រឹត្ត​តាម​ឋានានុរូប, អង្គុយ​តាម​ឋានានុរូប, កាន់​ការ​តាម​ឋានានុរូ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៨៩</text:p>
          </table:table-cell>
          <table:table-cell table:style-name="តារាង1.A2" office:value-type="string">
            <text:p text:style-name="P6">ឋានី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នី ឬ --ណី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<text:s/>(ស្ថានីយ) ទី​សម្រាប់​សម្នាក់, ទី​សំចត, ទី​ចត, ដំណាក់​សម្រាប់​ឈប់​សម្រាក, សម្រាប់​ដាក់​រទេះ​ជាដើម; ភូមិ, ស្រុក, ។ល។ : ឋានីយ​រទេះ, ឋានីយ​រថយន្ត, ឋានីយ​រទេះ​ភ្លើង... (ច្រើន​ប្រើ ស្ថានីយ <text:s/>ជាង ឋានី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៩០</text:p>
          </table:table-cell>
          <table:table-cell table:style-name="តារាង1.A2" office:value-type="string">
            <text:p text:style-name="P6">ឋិ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ស្ថិត) តម្កល់, តាំង, តាំង​នៅ, នៅ, ឈរ ... (ពាក្យ​ខ្ពស់​ច្រើន​ប្រើ ស្ថិត <text:s/>ជាង ឋិត) : ព្រះ​មហា​ក្សត្រិយ៍​ទ្រង់​ស្ថិត​នៅ​ក្នុង​ព្រះ​មហា​ប្រាសាទ (ម. ព. សណ្ឋិត <text:s/>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៩១</text:p>
          </table:table-cell>
          <table:table-cell table:style-name="តារាង1.A2" office:value-type="string">
            <text:p text:style-name="P6">ឋិតថេ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ឋិត + ថិរ; ស្ថិត + ស្ថិរ) ដែល​ឋិត​នៅ​យូរ, អង្វែង; ដែល​តាំង​នៅ​មាំមួន, ខ្ជាប់ខ្ជួន; ដែល​ជាប់​បាន​យូរ; ស្ថាពរ : របស់​ឋិតថេរ, ការងារ​ឋិតថេរ ។ <text:s/>កិ. វិ. ដែល​មាន​ជាប់​យូរ​មក​ហើយ មិន​ដែល​ដាច់, មិន​ដែល​ឈប់ : ធ្វើ​ការ​ឋិតថេរ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៩២</text:p>
          </table:table-cell>
          <table:table-cell table:style-name="តារាង1.A2" office:value-type="string">
            <text:p text:style-name="P6">ឋិតថេរ​ចីរកា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ចេរកាល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ឋិត + ថិរ + ចិរ + កាល) កាល, គ្រា​ដែល​ឋិតថេរ​យឺនយូរ (ម. ព. ឋិតថេរ និង ចីរកាល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៩៣</text:p>
          </table:table-cell>
          <table:table-cell table:style-name="តារាង1.A2" office:value-type="string">
            <text:p text:style-name="P6">ឋិតិ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ិតិ) ទី​តាំង, ជីវិត, ដំណើរ​រស់​នៅ; ដំណើរ​តាំង​នៅ​នៃ​ចិត្ត...។ ឋិតិ ឬ ស្ថិតិ បញ្ជ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៩៤</text:p>
          </table:table-cell>
          <table:table-cell table:style-name="តារាង1.A2" office:value-type="string">
            <text:p text:style-name="P6">ឋិតិកា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ិតិកាល) កាល, គ្រា​ដែល​តាំង​នៅ; កាល​នៃ​ការ​ឋិត​នៅ 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៩៥</text:p>
          </table:table-cell>
          <table:table-cell table:style-name="តារាង1.A2" office:value-type="string">
            <text:p text:style-name="P6">ឋិតិភាព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ភាប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ឋិតិភាវ; ស្ថិតិភាវ) ភាវៈ​នៃ​ការ​ឋិត​នៅ, ដំណើរ​ដែល​ឋិត​នៅ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6T14:55:05</dc:date>
    <meta:print-date>2005-12-01T09:25:03</meta:print-date>
    <dc:language>en-US</dc:language>
    <meta:editing-cycles>143</meta:editing-cycles>
    <meta:editing-duration>P3DT1H4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38" meta:word-count="438" meta:character-count="4683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